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273000001B1640B41B41D72C3B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UI1" svg:font-family="'Noto Sans UI'" style:font-family-generic="roman" style:font-pitch="variable"/>
    <style:font-face style:name="Liberation Sans1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Noto Sans UI" svg:font-family="'Noto Sans UI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ff9900" draw:marker-start-width="0.358cm" draw:marker-end-width="0.358cm" draw:fill="solid" draw:fill-color="#cccccc" draw:opacity="50%" draw:textarea-horizontal-align="justify" draw:textarea-vertical-align="middle" draw:auto-grow-height="false" fo:min-height="3.75cm" fo:min-width="7.5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ff9900" draw:marker-start-width="0.358cm" draw:marker-end-width="0.358cm" draw:fill="none" draw:textarea-horizontal-align="justify" draw:textarea-vertical-align="middle" draw:auto-grow-height="false" fo:min-height="3.646cm" fo:min-width="7.396cm" fo:padding-top="0.177cm" fo:padding-bottom="0.177cm" fo:padding-left="0.302cm" fo:padding-right="0.302cm"/>
      <style:paragraph-properties style:writing-mode="lr-tb"/>
    </style:style>
    <style:style style:name="gr4" style:family="graphic" style:parent-style-name="objectwithoutfill">
      <style:graphic-properties svg:stroke-width="0.106cm" svg:stroke-color="#ff99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color="#cccccc" draw:fill="solid" draw:fill-color="#cccccc" draw:opacity="50%" draw:textarea-horizontal-align="justify" draw:textarea-vertical-align="middle" draw:auto-grow-height="false" fo:min-height="3.75cm" fo:min-width="3.5cm"/>
    </style:style>
    <style:style style:name="gr6" style:family="graphic" style:parent-style-name="standard">
      <style:graphic-properties svg:stroke-color="#ff9900" draw:fill-color="#ff9900" draw:opacity="50%" draw:textarea-horizontal-align="justify" draw:textarea-vertical-align="middle" draw:auto-grow-height="false" fo:min-height="3.75cm" fo:min-width="3.5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6.89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257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6.998cm" style:use-optimal-column-width="false"/>
    </style:style>
    <style:style style:name="co2" style:family="table-column">
      <style:table-column-properties style:column-width="6.985cm" style:use-optimal-column-width="false"/>
    </style:style>
    <style:style style:name="co3" style:family="table-column">
      <style:table-column-properties style:column-width="7.011cm" style:use-optimal-column-width="false"/>
    </style:style>
    <style:style style:name="co4" style:family="table-column">
      <style:table-column-properties style:column-width="7.006cm" style:use-optimal-column-width="false"/>
    </style:style>
    <style:style style:name="ro1" style:family="table-row">
      <style:table-row-properties style:row-height="1.967cm" style:use-optimal-row-height="false"/>
    </style:style>
    <style:style style:name="ro2" style:family="table-row">
      <style:table-row-properties style:row-height="2.178cm" style:use-optimal-row-height="false"/>
    </style:style>
    <style:style style:name="ro3" style:family="table-row">
      <style:table-row-properties style:row-height="1.814cm" style:use-optimal-row-height="false"/>
    </style:style>
    <style:style style:name="ce1" style:family="table-cell">
      <loext:graphic-properties draw:textarea-vertical-align="top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2pt" style:font-size-asian="22pt" style:font-size-complex="22pt"/>
    </style:style>
    <style:style style:name="P1" style:family="paragraph">
      <loext:graphic-properties draw:fill-color="#ffffff"/>
      <style:paragraph-properties style:writing-mode="lr-tb"/>
      <style:text-properties fo:font-size="66pt" style:font-size-asian="66pt" style:font-size-complex="66pt"/>
    </style:style>
    <style:style style:name="P2" style:family="paragraph">
      <loext:graphic-properties draw:fill-color="#ffffff"/>
      <style:paragraph-properties style:writing-mode="lr-tb"/>
      <style:text-properties style:font-name="Noto Sans UI" style:font-name-asian="Noto Sans UI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loext:graphic-properties draw:fill="solid" draw:fill-color="#cccccc" draw:opacity="50%"/>
      <style:paragraph-properties fo:text-align="center" style:writing-mode="lr-tb"/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 style:writing-mode="lr-tb"/>
      <style:text-properties fo:font-size="36pt" style:font-size-asian="36pt" style:font-size-complex="36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cccccc" draw:opacity="50%"/>
      <style:paragraph-properties fo:text-align="center"/>
    </style:style>
    <style:style style:name="P10" style:family="paragraph">
      <loext:graphic-properties draw:fill-color="#ff9900" draw:opacity="5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9900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style:font-size-asian="22pt" style:font-size-complex="22pt"/>
    </style:style>
    <style:style style:name="P17" style:family="paragraph">
      <style:paragraph-properties fo:text-align="center"/>
      <style:text-properties fo:font-size="22pt" style:font-size-asian="22pt" style:font-size-complex="22pt"/>
    </style:style>
    <style:style style:name="P18" style:family="paragraph">
      <loext:graphic-properties draw:fill-color="#ffffff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ff9900" fo:font-size="66pt" style:font-size-asian="66pt" style:font-size-complex="6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9900" style:text-underline-style="none" fo:font-weight="bold" style:font-weight-asian="bold" style:font-weight-complex="bold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ff99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9900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893cm" svg:x="1.4cm" svg:y="3.639cm" presentation:class="title" presentation:user-transformed="true">
          <draw:text-box>
            <text:p><text:span text:style-name="T1">『</text:span><text:span text:style-name="T2">ガチャ感</text:span><text:span text:style-name="T1">』の</text:span><text:span text:style-name="T1"><text:line-break/></text:span><text:span text:style-name="T1">ある選手を探そう！</text:span></text:p>
          </draw:text-box>
        </draw:frame>
        <draw:frame presentation:style-name="pr2" draw:text-style-name="P2" draw:layer="layout" svg:width="8.399cm" svg:height="3.345cm" svg:x="18.2cm" svg:y="10.537cm" presentation:class="subtitle" presentation:user-transformed="true">
          <draw:text-box>
            <text:p>らんそうるい（@rnsr0371）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257cm" svg:x="0cm" svg:y="0cm" presentation:class="title" presentation:user-transformed="true">
          <draw:text-box>
            <text:p>自己紹介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らんそうるい（TwitterID : @rnsr0371）</text:p>
                <text:list>
                  <text:list-item>
                    <text:p>バスケのデータ分析を通じてプログラミングと<text:line-break/>統計学を勉強中</text:p>
                  </text:list-item>
                  <text:list-item>
                    <text:p>データ分析<text:span text:style-name="T3">も</text:span>できるITエンジニアを目指して<text:line-break/>求職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257cm" svg:x="0cm" svg:y="0cm" presentation:class="title" presentation:user-transformed="true">
          <draw:text-box>
            <text:p>このスライドの目的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バスケでは各試合の得点を記録して<text:line-break/>シーズンの<text:span text:style-name="T4">平均</text:span><text:span text:style-name="T5">得点</text:span>を公表している</text:p>
                <text:list>
                  <text:list-item>
                    <text:p><text:a xlink:href="https://www.bleague.jp/stats/?tab=1&amp;year=2020" xlink:type="simple">https://www.bleague.jp/stats/?tab=1&amp;year=2020</text:a></text:p>
                  </text:list-item>
                </text:list>
              </text:list-item>
              <text:list-item>
                <text:p>試合ごとの得点の<text:span text:style-name="T6">散らばり</text:span>に注目して<text:line-break/>『<text:span text:style-name="T6">ガチャ感</text:span>』ある選手を探す！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257cm" svg:x="0cm" svg:y="0cm" presentation:class="title" presentation:user-transformed="true">
          <draw:text-box>
            <text:p>どっちが『ガチャ感』強め？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選手Aの試合ごとの得点</text:p>
                <text:list>
                  <text:list-item>
                    <text:p>20, 20, 20, 20, 20</text:p>
                  </text:list-item>
                </text:list>
              </text:list-item>
              <text:list-item>
                <text:p>選手Bの試合ごとの得点</text:p>
                <text:list>
                  <text:list-item>
                    <text:p>10, 30, 10, 30, 20</text:p>
                  </text:list-item>
                </text:list>
              </text:list-item>
              <text:list-item>
                <text:p>おそらく、<text:span text:style-name="T3">選手</text:span><text:span text:style-name="T3">B</text:span>の方が『ガチャ感』強め！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257cm" svg:x="0cm" svg:y="0cm" presentation:class="title" presentation:user-transformed="true">
          <draw:text-box>
            <text:p>どうしてBの方が『ガチャ感』強め？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選手Aと選手Bの平均得点はどちらも20点</text:p>
              </text:list-item>
              <text:list-item>
                <text:p>違うのは試合ごとの得点の<text:span text:style-name="T6">散らばり</text:span></text:p>
                <text:p><text:span text:style-name="T6"/></text:p>
              </text:list-item>
              <text:list-item>
                <text:p><text:span text:style-name="T6">散らばり</text:span><text:span text:style-name="T7">が『ガチャ感』を引き起こしている！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257cm" svg:x="0cm" svg:y="0cm" presentation:class="title" presentation:user-transformed="true">
          <draw:text-box>
            <text:p>『ガチャ感』と出場時間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出場時間が長いほど、得点も高くなりがち</text:p>
                <text:list>
                  <text:list-item>
                    <text:p>出場時間と平均得点に<text:span text:style-name="T6">正の相関関係</text:span></text:p>
                  </text:list-item>
                </text:list>
                <text:p><text:span text:style-name="T6"/></text:p>
              </text:list-item>
              <text:list-item>
                <text:p><text:span text:style-name="T7">得点がばらついているのは好不調の波というより</text:span><text:span text:style-name="T7"><text:line-break/></text:span><text:span text:style-name="T7">出場時間のばらつきのせい？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257cm" svg:x="0cm" svg:y="0cm" presentation:class="title" presentation:user-transformed="true">
          <draw:text-box>
            <text:p>出場時間の影響を取り除きたい！</text:p>
          </draw:text-box>
        </draw:frame>
        <draw:frame presentation:style-name="pr5" draw:text-style-name="P4" draw:layer="layout" svg:width="25.199cm" svg:height="3.715cm" svg:x="1.4cm" svg:y="3.685cm" presentation:class="outline" presentation:user-transformed="true">
          <draw:text-box>
            <text:list text:style-name="L2">
              <text:list-item>
                <text:p><text:span text:style-name="T6">パーシャルアウト</text:span>という方法を使う</text:p>
                <text:list>
                  <text:list-item>
                    <text:p>得点を出場時間を回帰したときの<text:span text:style-name="T6">残差</text:span>に注目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8cm" svg:height="4cm" svg:x="2cm" svg:y="10cm">
          <text:p text:style-name="P5"><text:span text:style-name="T8">出場時間の</text:span><text:span text:style-name="T8"><text:line-break/></text:span><text:span text:style-name="T8">散らばり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cm" svg:height="4cm" svg:x="18cm" svg:y="10cm">
          <text:p text:style-name="P5"><text:span text:style-name="T8">得点の</text:span><text:span text:style-name="T8"><text:line-break/></text:span><text:span text:style-name="T8">散らばり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cm" svg:y1="12cm" svg:x2="18cm" svg:y2="12cm">
          <text:p/>
        </draw:line>
        <draw:custom-shape draw:style-name="gr5" draw:text-style-name="P9" draw:layer="layout" svg:width="4cm" svg:height="4cm" svg:x="18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cm" svg:height="4cm" svg:x="22cm" svg:y="9.95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4cm" svg:height="1.591cm" svg:x="18cm" svg:y="8.2cm">
          <draw:text-box>
            <text:p text:style-name="P11">予測値</text:p>
          </draw:text-box>
        </draw:frame>
        <draw:frame draw:style-name="gr7" draw:text-style-name="P13" draw:layer="layout" svg:width="4cm" svg:height="1.591cm" svg:x="22.1cm" svg:y="8.201cm">
          <draw:text-box>
            <text:p text:style-name="P11"><text:span text:style-name="T9">残差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257cm" svg:x="0cm" svg:y="0cm" presentation:class="title" presentation:user-transformed="true">
          <draw:text-box>
            <text:p>残差の散らばり</text:p>
          </draw:text-box>
        </draw:frame>
        <draw:frame presentation:style-name="pr5" draw:text-style-name="P4" draw:layer="layout" svg:width="12.8cm" svg:height="9.134cm" svg:x="1.4cm" svg:y="3.685cm" presentation:class="outline" presentation:user-transformed="true">
          <draw:text-box>
            <text:list text:style-name="L2">
              <text:list-item>
                <text:p>最大値は 8.86,<text:line-break/>最小値は -6.70</text:p>
              </text:list-item>
              <text:list-item>
                <text:p><text:span text:style-name="T6">変動係数</text:span>で<text:line-break/>残差の試合毎の<text:line-break/>散らばりを評価</text:p>
                <text:list>
                  <text:list-item>
                    <text:p><text:span text:style-name="T10">変動係数＝標準偏差／平均</text:span></text:p>
                  </text:list-item>
                </text:list>
                <text:p><text:span text:style-name="T10"/></text:p>
              </text:list-item>
            </text:list>
          </draw:text-box>
        </draw:frame>
        <draw:frame draw:style-name="gr8" draw:text-style-name="P14" draw:layer="layout" svg:width="14.093cm" svg:height="9.732cm" svg:x="13.832cm" svg:y="4.384cm">
          <draw:image xlink:href="Pictures/1000020100000273000001B1640B41B41D72C3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257cm" svg:x="0cm" svg:y="0cm" presentation:class="title" presentation:user-transformed="true">
          <draw:text-box>
            <text:p>結果<text:span text:style-name="T11">（残差の変動係数の絶対値が大きい選手</text:span><text:span text:style-name="T11">TOP5</text:span><text:span text:style-name="T11">）</text:span></text:p>
          </draw:text-box>
        </draw:frame>
        <draw:frame draw:style-name="standard" draw:layer="layout" svg:width="27.999cm" svg:height="12.492cm" svg:x="0cm" svg:y="3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12">名前</text:span></text:p>
              </table:table-cell>
              <table:table-cell>
                <text:p text:style-name="P15"><text:span text:style-name="T12">平均得点</text:span></text:p>
              </table:table-cell>
              <table:table-cell>
                <text:p text:style-name="P15"><text:span text:style-name="T12">出場時間</text:span><text:span text:style-name="T12">(</text:span><text:span text:style-name="T12">分</text:span><text:span text:style-name="T12">)</text:span></text:p>
              </table:table-cell>
              <table:table-cell>
                <text:p text:style-name="P15"><text:span text:style-name="T12">残差の変動係数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0">角野亮伍</text:span></text:p>
              </table:table-cell>
              <table:table-cell>
                <text:p text:style-name="P17"><text:span text:style-name="T10">3.46</text:span></text:p>
              </table:table-cell>
              <table:table-cell>
                <text:p text:style-name="P17"><text:span text:style-name="T10">10.55</text:span></text:p>
              </table:table-cell>
              <table:table-cell>
                <text:p text:style-name="P17"><text:span text:style-name="T10">-397.74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0">古川孝敏</text:span></text:p>
              </table:table-cell>
              <table:table-cell>
                <text:p text:style-name="P17"><text:span text:style-name="T10">9.11</text:span></text:p>
              </table:table-cell>
              <table:table-cell>
                <text:p text:style-name="P17"><text:span text:style-name="T10">21.77</text:span></text:p>
              </table:table-cell>
              <table:table-cell>
                <text:p text:style-name="P17"><text:span text:style-name="T10">-115.05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0">今村佳太</text:span></text:p>
              </table:table-cell>
              <table:table-cell>
                <text:p text:style-name="P17"><text:span text:style-name="T10">9.75</text:span></text:p>
              </table:table-cell>
              <table:table-cell>
                <text:p text:style-name="P17"><text:span text:style-name="T10">22.75</text:span></text:p>
              </table:table-cell>
              <table:table-cell>
                <text:p text:style-name="P17"><text:span text:style-name="T10">56.30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0">小酒部泰暉</text:span></text:p>
              </table:table-cell>
              <table:table-cell>
                <text:p text:style-name="P17"><text:span text:style-name="T10">6.52</text:span></text:p>
              </table:table-cell>
              <table:table-cell>
                <text:p text:style-name="P17"><text:span text:style-name="T10">16.70</text:span></text:p>
              </table:table-cell>
              <table:table-cell>
                <text:p text:style-name="P17"><text:span text:style-name="T10">-55.41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10">野口大介</text:span></text:p>
              </table:table-cell>
              <table:table-cell>
                <text:p text:style-name="P17"><text:span text:style-name="T10">0.89</text:span></text:p>
              </table:table-cell>
              <table:table-cell>
                <text:p text:style-name="P17"><text:span text:style-name="T10">5.36</text:span></text:p>
              </table:table-cell>
              <table:table-cell>
                <text:p text:style-name="P17"><text:span text:style-name="T10">45.9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257cm" svg:x="0cm" svg:y="0cm" presentation:class="title">
          <draw:text-box>
            <text:p>まとめ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『ガチャ感』ある選手を探した</text:p>
                <text:list>
                  <text:list-item>
                    <text:p>出場時間をパーシャルアウトした得点の変動係数<text:line-break/>で『ガチャ感』を評価</text:p>
                  </text:list-item>
                </text:list>
              </text:list-item>
              <text:list-item>
                <text:p><text:span text:style-name="T6">角野亮伍</text:span>選手が最も『ガチャ感』ある選手に</text:p>
                <text:list>
                  <text:list-item>
                    <text:p>ルーキーなので今後の成長に期待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257cm" svg:x="0cm" svg:y="0cm" presentation:class="title">
          <draw:text-box>
            <text:p>もっと詳しい説明はこちら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「出場時間の影響を取り除いて『ガチャ感』を調べる」</text:p>
                <text:list>
                  <text:list-item>
                    <text:p><text:a xlink:href="https://rnsr0371.boy.jp/2021/08/05/gatyakan_residuals/" xlink:type="simple">https://rnsr0371.boy.jp/2021/08/05/gatyakan_residuals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UI1" svg:font-family="'Noto Sans UI'" style:font-family-generic="roman" style:font-pitch="variable"/>
    <style:font-face style:name="Liberation Sans1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Noto Sans UI" svg:font-family="'Noto Sans UI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UI" fo:font-family="'Noto Sans UI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Noto Sans UI" fo:font-family="'Noto Sans UI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Noto Sans UI" fo:font-family="'Noto Sans UI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Noto Sans UI" fo:font-family="'Noto Sans UI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Noto Sans UI" fo:font-family="'Noto Sans UI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Noto Sans UI" fo:font-family="'Noto Sans UI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Noto Sans UI" fo:font-family="'Noto Sans UI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990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start" fo:text-indent="0cm"/>
      <style:text-properties fo:font-variant="normal" fo:text-transform="none" fo:color="#000000" style:text-outline="false" style:text-line-through-style="none" style:text-line-through-type="none" style:font-name="Noto Sans UI" fo:font-family="'Noto Sans UI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257cm" svg:x="0cm" svg:y="0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健太 森川</meta:initial-creator>
    <meta:creation-date>2021-08-05T17:26:38.626718967</meta:creation-date>
    <dc:date>2021-08-05T19:53:25.964914667</dc:date>
    <dc:creator>健太 森川</dc:creator>
    <meta:editing-duration>PT48M5S</meta:editing-duration>
    <meta:editing-cycles>13</meta:editing-cycles>
    <meta:generator>LibreOffice/6.4.5.2$MacOSX_X86_64 LibreOffice_project/a726b36747cf2001e06b58ad5db1aa3a9a1872d6</meta:generator>
    <meta:document-statistic meta:object-count="73"/>
  </office:meta>
</office:document-meta>
</file>